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8pt" fo:language="hr" fo:country="HR" fo:font-weight="bold" style:font-name-asian="Helvetica" style:font-size-asian="18pt" style:font-weight-asian="bold" style:font-name-complex="Helvetica" style:font-size-complex="18pt" style:font-weight-complex="bold"/>
    </style:style>
    <style:style style:name="P2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anguage="hr" fo:country="HR" fo:font-weight="bold" style:font-name-asian="Helvetica" style:font-size-asian="12pt" style:font-weight-asian="bold" style:font-name-complex="Helvetica" style:font-size-complex="12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anguage="hr" fo:country="HR" fo:font-weight="bold" style:font-name-asian="Helvetica" style:font-size-asian="12pt" style:font-weight-asian="bold" style:font-name-complex="Helvetica" style:font-size-complex="12pt" style:font-weight-complex="bold"/>
    </style:style>
    <style:style style:name="P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anguage="hr" fo:country="HR" fo:font-weight="normal" style:font-name-asian="Helvetica" style:font-size-asian="12pt" style:font-weight-asian="normal" style:font-name-complex="Helvetica" style:font-size-complex="12pt" style:font-weight-complex="normal"/>
    </style:style>
    <style:style style:name="P5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anguage="hr" fo:country="HR" fo:font-weight="normal" style:font-name-asian="Helvetica" style:font-size-asian="12pt" style:font-weight-asian="normal" style:font-name-complex="Helvetica" style:font-size-complex="12pt" style:font-weight-complex="normal"/>
    </style:style>
    <style:style style:name="P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anguage="hr" fo:country="HR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anguage="hr" fo:country="HR" fo:font-style="normal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/>
    </style:style>
    <style:style style:name="P8" style:family="paragraph" style:parent-style-name="Standard">
      <style:text-properties fo:language="hr" fo:country="HR"/>
    </style:style>
    <style:style style:name="P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hr" fo:country="HR"/>
    </style:style>
    <style:style style:name="P10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anguage="hr" fo:country="HR" fo:font-weight="normal" style:font-name-asian="Helvetica" style:font-size-asian="12pt" style:font-weight-asian="normal" style:font-name-complex="Helvetica" style:font-size-complex="12pt" style:font-weight-complex="normal"/>
    </style:style>
    <style:style style:name="P11" style:family="paragraph" style:parent-style-name="Standard" style:list-style-name="L2">
      <style:paragraph-properties style:text-autospace="none">
        <style:tab-stops>
          <style:tab-stop style:position="-0.3472in"/>
          <style:tab-stop style:position="0in"/>
          <style:tab-stop style:position="0.278in"/>
          <style:tab-stop style:position="0.6665in"/>
          <style:tab-stop style:position="1.0555in"/>
          <style:tab-stop style:position="1.4445in"/>
          <style:tab-stop style:position="1.8335in"/>
          <style:tab-stop style:position="2.222in"/>
          <style:tab-stop style:position="2.611in"/>
          <style:tab-stop style:position="3in"/>
          <style:tab-stop style:position="3.389in"/>
          <style:tab-stop style:position="3.778in"/>
          <style:tab-stop style:position="4.1665in"/>
        </style:tab-stops>
      </style:paragraph-properties>
      <style:text-properties style:use-window-font-color="true" style:font-name="Helvetica" fo:font-size="12pt" fo:language="hr" fo:country="HR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2" style:family="paragraph" style:parent-style-name="Standard" style:list-style-name="L3">
      <style:paragraph-properties style:text-autospace="none">
        <style:tab-stops>
          <style:tab-stop style:position="-0.3472in"/>
          <style:tab-stop style:position="0in"/>
          <style:tab-stop style:position="0.278in"/>
          <style:tab-stop style:position="0.6665in"/>
          <style:tab-stop style:position="1.0555in"/>
          <style:tab-stop style:position="1.4445in"/>
          <style:tab-stop style:position="1.8335in"/>
          <style:tab-stop style:position="2.222in"/>
          <style:tab-stop style:position="2.611in"/>
          <style:tab-stop style:position="3in"/>
          <style:tab-stop style:position="3.389in"/>
          <style:tab-stop style:position="3.778in"/>
          <style:tab-stop style:position="4.1665in"/>
        </style:tab-stops>
      </style:paragraph-properties>
      <style:text-properties style:use-window-font-color="true" style:font-name="Helvetica" fo:font-size="12pt" fo:language="hr" fo:country="HR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3" style:family="paragraph" style:parent-style-name="Standard" style:list-style-name="L4">
      <style:paragraph-properties style:text-autospace="none">
        <style:tab-stops>
          <style:tab-stop style:position="-0.3472in"/>
          <style:tab-stop style:position="0in"/>
          <style:tab-stop style:position="0.278in"/>
          <style:tab-stop style:position="0.6665in"/>
          <style:tab-stop style:position="1.0555in"/>
          <style:tab-stop style:position="1.4445in"/>
          <style:tab-stop style:position="1.8335in"/>
          <style:tab-stop style:position="2.222in"/>
          <style:tab-stop style:position="2.611in"/>
          <style:tab-stop style:position="3in"/>
          <style:tab-stop style:position="3.389in"/>
          <style:tab-stop style:position="3.778in"/>
          <style:tab-stop style:position="4.1665in"/>
        </style:tab-stops>
      </style:paragraph-properties>
      <style:text-properties style:use-window-font-color="true" style:font-name="Helvetica" fo:font-size="12pt" fo:language="hr" fo:country="HR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4" style:family="paragraph" style:parent-style-name="Standard" style:list-style-name="L5">
      <style:paragraph-properties style:text-autospace="none">
        <style:tab-stops>
          <style:tab-stop style:position="-0.3472in"/>
          <style:tab-stop style:position="0in"/>
          <style:tab-stop style:position="0.278in"/>
          <style:tab-stop style:position="0.6665in"/>
          <style:tab-stop style:position="1.0555in"/>
          <style:tab-stop style:position="1.4445in"/>
          <style:tab-stop style:position="1.8335in"/>
          <style:tab-stop style:position="2.222in"/>
          <style:tab-stop style:position="2.611in"/>
          <style:tab-stop style:position="3in"/>
          <style:tab-stop style:position="3.389in"/>
          <style:tab-stop style:position="3.778in"/>
          <style:tab-stop style:position="4.1665in"/>
        </style:tab-stops>
      </style:paragraph-properties>
      <style:text-properties style:use-window-font-color="true" style:font-name="Helvetica" fo:font-size="12pt" fo:language="hr" fo:country="HR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5" style:family="paragraph" style:parent-style-name="Standard" style:list-style-name="L7">
      <style:paragraph-properties style:text-autospace="none">
        <style:tab-stops>
          <style:tab-stop style:position="-0.3472in"/>
          <style:tab-stop style:position="0in"/>
          <style:tab-stop style:position="0.278in"/>
          <style:tab-stop style:position="0.6665in"/>
          <style:tab-stop style:position="1.0555in"/>
          <style:tab-stop style:position="1.4445in"/>
          <style:tab-stop style:position="1.8335in"/>
          <style:tab-stop style:position="2.222in"/>
          <style:tab-stop style:position="2.611in"/>
          <style:tab-stop style:position="3in"/>
          <style:tab-stop style:position="3.389in"/>
          <style:tab-stop style:position="3.778in"/>
          <style:tab-stop style:position="4.1665in"/>
        </style:tab-stops>
      </style:paragraph-properties>
      <style:text-properties style:use-window-font-color="true" style:font-name="Helvetica" fo:font-size="12pt" fo:language="hr" fo:country="HR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6" style:family="paragraph" style:parent-style-name="Standard" style:list-style-name="L5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anguage="hr" fo:country="HR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7" style:family="paragraph" style:parent-style-name="Standard" style:list-style-name="L6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anguage="hr" fo:country="HR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" style:family="text"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2" style:family="text">
      <style:text-properties style:use-window-font-color="true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istika za jezikoslovno istraživanje</text:p>
      <text:p text:style-name="P2">Proljeće 2010.</text:p>
      <text:p text:style-name="P2">4. godina, izborni kolegij za studente svih odjela</text:p>
      <text:p text:style-name="P5">Odjel za lingvistiku</text:p>
      <text:p text:style-name="P5">Sveučilište u Zadru</text:p>
      <text:p text:style-name="P4"/>
      <text:p text:style-name="P9"><text:span text:style-name="T2">Nositelj kolegija:</text:span><text:span text:style-name="T1"> doc. dr. Damir Ćavar</text:span></text:p>
      <text:p text:style-name="P9"><text:span text:style-name="T2">Predavanja:</text:span><text:span text:style-name="T1"> 2 sat/tjedno</text:span></text:p>
      <text:p text:style-name="P9"><text:span text:style-name="T2">Seminar:</text:span><text:span text:style-name="T1"> 1 sat/tjedno</text:span></text:p>
      <text:p text:style-name="P9"><text:span text:style-name="T2">ECTS bodovi:</text:span><text:span text:style-name="T1"> 8</text:span></text:p>
      <text:p text:style-name="P9"><text:span text:style-name="T2">Mogućnost izvođenja na jezicima:</text:span><text:span text:style-name="T1"> hrvatski, engleski, njemački, poljski</text:span></text:p>
      <text:p text:style-name="P4"/>
      <text:p text:style-name="P4"/>
      <text:p text:style-name="P9"><text:span text:style-name="T2">Vrijeme i dvorana:</text:span><text:span text:style-name="T1"> Informatički kabinet, vrijeme četvrtak 10-12 (moguće je promjeniti termin!)</text:span></text:p>
      <text:p text:style-name="P9"><text:span text:style-name="T2">Sati konzultacije:</text:span><text:span text:style-name="T1"> utorak i četvrtak od 12 sati</text:span></text:p>
      <text:p text:style-name="P4"/>
      <text:p text:style-name="P3">Pregled</text:p>
      <text:p text:style-name="P4">U okviru ovoga kolegija daje se uvod u osnovne metode statističke analize koje se koriste u obradbi teksta i jezika, i to:</text:p>
      <text:list xml:id="list760293439" text:style-name="L1">
        <text:list-item>
          <text:p text:style-name="P10">univarijatna analiza (deskriptivna statistika)</text:p>
        </text:list-item>
        <text:list-item>
          <text:p text:style-name="P10">bivarijatna analiza (korelacije)</text:p>
        </text:list-item>
        <text:list-item>
          <text:p text:style-name="P10">multivarijatna analiza (npr. regresijska analiza, klasterska analiza, “principle component analysis”).</text:p>
        </text:list-item>
      </text:list>
      <text:p text:style-name="P4">Sve će se metode analize primijeniti na obradbu govorenih i tekstovnih jezičnih podataka uporabom računalnih aplikacija poput jezika R, tabličnih kalkulatora kao što je MS Excel ili OpenOffice Spreadsheet.</text:p>
      <text:p text:style-name="P4">Studenti će usvojiti temeljne postupke statističke analize i znati izabrati prikladnu metodu analize za određena pitanja i svrhu, kao i vještinu upotrebe uobičajenih računalnih pomagala za obavljanje vlastitih analiza jezičnih podataka.</text:p>
      <text:p text:style-name="P4"/>
      <text:p text:style-name="P3">Literatura i materijali (izbor)</text:p>
      <text:list xml:id="list771936273" text:style-name="L2">
        <text:list-item>
          <text:p text:style-name="P11">Abney, Stephen (1996) Statistical methods and linguistics. U: Judith Klavans and Philip Resnik: The Balancing Act. MIT Press Cambridge, MA.</text:p>
        </text:list-item>
        <text:list-item>
          <text:p text:style-name="P11">Goldsmith, John (2001) Probability for linguists. Mscr. University of Chicago.</text:p>
        </text:list-item>
        <text:list-item>
          <text:p text:style-name="P11">Paolillo, John C.(2002) Analyzing Linguistic Variation: Statistical Models and Methods. CSLI Publications. ISBN: 1-57586-276-X</text:p>
        </text:list-item>
        <text:list-item>
          <text:p text:style-name="P11">Manning, Christopher D. and Hinrich Schütze (1999) Foundations of statistical natural language processing. MIT Press. ISBN: 0262133601</text:p>
        </text:list-item>
        <text:list-item>
          <text:p text:style-name="P11">Jurafsky, Daniel and James H. Martin (2000) Speech and language processing: An introduction to natural language processing, computational linguistics and speech recognition. Prentice Hall, Englewood Cliffs, NJ. ISBN: 0-13-095069-6</text:p>
        </text:list-item>
        <text:list-item>
          <text:p text:style-name="P11">Dalgaard, Peter (2002) Introductory Statistics with R. Springer. ISBN: 0-387-95475-9</text:p>
        </text:list-item>
      </text:list>
      <text:p text:style-name="P6"/>
      <text:p text:style-name="P7">Obveze</text:p>
      <text:list xml:id="list1032035434" text:style-name="L3">
        <text:list-item>
          <text:p text:style-name="P12">čitanje literature</text:p>
        </text:list-item>
        <text:list-item>
          <text:p text:style-name="P12">2 ispita po 5-10 minuta</text:p>
        </text:list-item>
        <text:list-item>
          <text:p text:style-name="P12">aktivno sudjelovanje u nastavi i raspravama</text:p>
        </text:list-item>
        <text:list-item>
          <text:p text:style-name="P12">projekt</text:p>
        </text:list-item>
        <text:list-item>
          <text:p text:style-name="P12">izlaganje projekta</text:p>
        </text:list-item>
        <text:list-item>
          <text:p text:style-name="P12">seminarski rad na osnovi projekta</text:p>
        </text:list-item>
      </text:list>
      <text:p text:style-name="P6"/>
      <text:p text:style-name="P7">Dodatno</text:p>
      <text:list xml:id="list241929069" text:style-name="L4">
        <text:list-item>
          <text:p text:style-name="P13"><text:soft-page-break/>Registrirajte si adresu e-pošte. Pošaljite mi dopis e-poštom s oznakom/temom “Statistika za jezikoslovno istraživanje Lista” i vašim imenom u sadržaju dopisa, tako da vas mogu dodati listi za obavjesti e-poštom. Mogu vam slati obavijesti, informacije, poveznice, zadatke za domaće radove i čitanje u elektronskom obliku.</text:p>
        </text:list-item>
        <text:list-item>
          <text:p text:style-name="P13">Najjednostavnije je kontaktirati me e-poštom. </text:p>
        </text:list-item>
        <text:list-item>
          <text:p text:style-name="P13">Domaći radovi ne priznaju se za bodovanje ako se predaju iza roka (osim ako se može dokazati opravdano izostajanje).</text:p>
        </text:list-item>
        <text:list-item>
          <text:p text:style-name="P13">Domaće radove možete predati elektronski putem e-pošte ako imate mogućnost pretvoriti ih u PDF datoteke.</text:p>
        </text:list-item>
        <text:list-item>
          <text:p text:style-name="P13">Domaći radovi se moraju predati u roku i ako niste slušali predavanje.</text:p>
        </text:list-item>
        <text:list-item>
          <text:p text:style-name="P13">Mogućnost za ponavljanje malih ispita ne postoji (to nisu službeni ispiti), samo iznimno u opravdanim slučajevima. Ako ne možete doći na takav ispit, morate me unaprijed obavijestiti.</text:p>
        </text:list-item>
        <text:list-item>
          <text:p text:style-name="P13">Možete preskočiti jedan ispit ili jedan domaći rad bez posljedice.</text:p>
        </text:list-item>
        <text:list-item>
          <text:p text:style-name="P13">Materijali će biti slani e-poštom. Isto tako će biti pristupni na mrežnim stranicama, za preslikavanje kod kopirnice kod referade, te u knjižnici.</text:p>
        </text:list-item>
        <text:list-item>
          <text:p text:style-name="P13">Provjerite redovno vašu e-poštu.</text:p>
        </text:list-item>
      </text:list>
      <text:p text:style-name="P6"/>
      <text:p text:style-name="P7">Ocijene</text:p>
      <text:list xml:id="list963125562" text:style-name="L5">
        <text:list-item>
          <text:p text:style-name="P16">Konačna ocijena se sastoji od slijedećih čimbenika:</text:p>
        </text:list-item>
        <text:list-item>
          <text:p text:style-name="P14">Seminarski rad 35%</text:p>
        </text:list-item>
        <text:list-item>
          <text:p text:style-name="P14">Ispiti 20%</text:p>
        </text:list-item>
        <text:list-item>
          <text:p text:style-name="P14">Sudjelovanje u nastavi 25%</text:p>
        </text:list-item>
        <text:list-item>
          <text:p text:style-name="P14">Izlaganje projekta 20%</text:p>
        </text:list-item>
      </text:list>
      <text:p text:style-name="P6"/>
      <text:p text:style-name="P7">Mjera za ocijene</text:p>
      <text:list xml:id="list1714879745" text:style-name="L6">
        <text:list-item>
          <text:p text:style-name="P17">5: 90-100%</text:p>
        </text:list-item>
        <text:list-item>
          <text:p text:style-name="P17">4: 80-89%</text:p>
        </text:list-item>
        <text:list-item>
          <text:p text:style-name="P17">3: 70-79%</text:p>
        </text:list-item>
        <text:list-item>
          <text:p text:style-name="P17">2: 65-69%</text:p>
        </text:list-item>
        <text:list-item>
          <text:p text:style-name="P17">1: 0-64%</text:p>
        </text:list-item>
      </text:list>
      <text:p text:style-name="P6"/>
      <text:p text:style-name="P7">Neprihvatljivo akademsko ponašanje</text:p>
      <text:p text:style-name="P6">Akademski integritet je poštenje i odgovornost u nastavnom i znanstvenom radu. Neprihvatljivo akademsko ponašanje predstavljaju aktivnosti i radnje koje narušavaju akademski integritet institucije, a primjeri toga su:</text:p>
      <text:list xml:id="list653654478" text:style-name="L7">
        <text:list-item>
          <text:p text:style-name="P15">Korištenje nedozvoljenih materijala kao pomagala na ispitima ili u izradi domaćeg rada.</text:p>
        </text:list-item>
        <text:list-item>
          <text:p text:style-name="P15">Angažiranje druge osobe za polaganje ispita u svoje ime.</text:p>
        </text:list-item>
        <text:list-item>
          <text:p text:style-name="P15">Predaja značajnih dijelova istog akademskog rada za dobivanje bodova više od jedanput, a bez dozvole nastavnika ili programa za koji se rad predaje.</text:p>
        </text:list-item>
        <text:list-item>
          <text:p text:style-name="P15">Falsificiranje ili izmišljanje podataka i informacija u akademskim radovima, uključujući, ali ne ograničavajući se na, bilješke i izvješća, laboratorijske rezultate i citiranje.</text:p>
        </text:list-item>
        <text:list-item>
          <text:p text:style-name="P15">Plagiranje, odnosno posvajanje radova drugih autora, uključujući i studenata. Svim idejama ili podatcima uzetim iz drugih izvora bilo za usmenu ili pismenu uporabu moraju biti jasno naznačeni stvarni autori, ukoliko se ne radi o općem znanju.</text:p>
        </text:list-item>
        <text:list-item>
          <text:p text:style-name="P15">Od studenata i nastavnika se očekuje da se drže općeprihvaćenih standarda akademskog ponašanja. Neprihvatljivo akademsko ponašanje će biti kažnjeno na prikladan način. Kazna može varirati u rasponu od umanjenja ocjene <text:s/>za određeni rad pa sve do negativne ocjene za cijeli kolegij. U nekim slučajevima nastavnik može zatražiti od studenta/ice dodatne radove kako bi zadovoljio/la sve obveze iz kolegija.</text:p>
        </text:list-item>
        <text:list-item>
          <text:p text:style-name="P15"><text:soft-page-break/>Svi podatci u ovome izvedbenom planu, uključujući obveze iz kolegija te tjedni plan rada, podložni su promjenama i ne bi trebali biti nadomjestak za pohađanje nastave niti za bilo koje informacije dobivene od predmetnog nastavnika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ir Ćavar</meta:initial-creator>
    <meta:creation-date>2009-02-16T20:32:49</meta:creation-date>
    <meta:editing-cycles>8</meta:editing-cycles>
    <meta:editing-duration>PT00H10M18S</meta:editing-duration>
    <dc:subject>Korpusna lingvistika Proljeće 2009</dc:subject>
    <dc:title>Silabus</dc:title>
    <dc:date>2010-03-10T22:09:26</dc:date>
    <dc:creator>Damir Ćavar</dc:creator>
    <meta:generator>OpenOffice.org/3.2$Unix OpenOffice.org_project/320m12$Build-9483</meta:generator>
    <meta:document-statistic meta:table-count="0" meta:image-count="0" meta:object-count="0" meta:page-count="3" meta:paragraph-count="64" meta:word-count="750" meta:character-count="5091"/>
    <meta:user-defined meta:name="Info 1"/>
    <meta:user-defined meta:name="Info 2"/>
    <meta:user-defined meta:name="Info 3"/>
    <meta:user-defined meta:name="Info 4"/>
  </office:meta>
</office:document-meta>
</file>